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11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7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5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2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10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8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4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1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12-1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10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8-1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1-2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11-1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5-0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1-3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1-05-12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1-02-08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10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7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1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11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8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5-0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2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11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7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4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1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8-08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5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2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11-0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7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5-1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2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11-1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8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5-1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2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11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7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4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2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11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8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5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2-1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11-1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8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5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2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11-0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8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5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11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8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5-1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7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4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2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1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5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11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8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5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2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11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8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5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2-0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10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8-0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5-1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1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10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7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2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7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4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6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5-0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9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9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5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